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16.41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LASTNIK,C,2</text:p>
          </table:table-cell>
          <table:table-cell office:value-type="string">
            <text:p>VLAST_TXT,C,100</text:p>
          </table:table-cell>
          <table:table-cell office:value-type="string">
            <text:p>ZKRATKA,C,30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ve vlastnictví státu</text:p>
          </table:table-cell>
          <table:table-cell office:value-type="string">
            <text:p>stá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České dráhy, a.s.</text:p>
          </table:table-cell>
          <table:table-cell office:value-type="string">
            <text:p>ČD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Jindřichohradecké místní dráhy, a.s.</text:p>
          </table:table-cell>
          <table:table-cell office:value-type="string">
            <text:p>JHMD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VIAMONT a.s.</text:p>
          </table:table-cell>
          <table:table-cell office:value-type="string">
            <text:p>VIAMON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Svazek obcí údolí Desné</text:p>
          </table:table-cell>
          <table:table-cell office:value-type="string">
            <text:p>Desná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SaZ s.r.o.</text:p>
          </table:table-cell>
          <table:table-cell office:value-type="string">
            <text:p>SaZ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dopravní bod dle Ô3 odst. 1c a 1d zákona 266/1994 Sb. v platném znění nebo bod na území jiné země</text:p>
          </table:table-cell>
          <table:table-cell office:value-type="string">
            <text:p>266/94SbÔ3)1c,1d; v jiné zem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.12.2011</text:date>, <text:time>18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3T18:38:13</dc:date>
    <dc:creator>Josef Petrák</dc:creator>
    <meta:document-statistic meta:table-count="1" meta:cell-count="24" meta:object-count="0"/>
    <meta:generator>OpenOffice.org/3.3$Unix OpenOffice.org_project/330m20$Build-9567</meta:generator>
  </office:meta>
</office:document-meta>
</file>